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style="italic" fo:font-weight="bold" style:font-name-asian="WenQuanYi Micro Hei" style:font-style-asian="italic" style:font-weight-asian="bold" style:font-name-complex="Lohit Devanagari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5" table:default-cell-style-name="ce2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For each flow with a group partner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xpimp</text:p>
          </table:table-cell>
          <table:table-cell table:style-name="ce2" office:value-type="string" calcext:value-type="string">
            <text:p>flow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ate to £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Greece &amp; Malta</text:p>
          </table:table-cell>
          <table:table-cell office:value-type="string" calcext:value-type="string">
            <text:p>Exp</text:p>
          </table:table-cell>
          <table:table-cell table:style-name="ce5" office:value-type="float" office:value="12596" calcext:value-type="float">
            <text:p>125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82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 table:number-columns-spanned="6" table:number-rows-spanned="1">
            <text:p>Find the nearest year for which there are flows to all group members</text:p>
          </table:table-cell>
          <table:covered-table-cell table:number-columns-repeated="5" table:style-name="ce1"/>
          <table:table-cell table:style-name="ce1"/>
          <table:table-cell/>
          <table:table-cell table:style-name="ce1" table:number-columns-repeated="1015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9" office:value-type="string" calcext:value-type="string">
            <text:p>ratio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xp</text:p>
          </table:table-cell>
          <table:table-cell table:style-name="ce2" office:value-type="float" office:value="5359" calcext:value-type="float">
            <text:p>53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575</text:p>
          </table:table-cell>
          <table:table-cell table:style-name="ce10" table:formula="of:=[.F9]/SUM([.F9:.F10])" office:value-type="float" office:value="0.369306043690993" calcext:value-type="float">
            <text:p>0,3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xp</text:p>
          </table:table-cell>
          <table:table-cell table:style-name="ce2" office:value-type="float" office:value="9152" calcext:value-type="float">
            <text:p>91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575</text:p>
          </table:table-cell>
          <table:table-cell table:style-name="ce11" table:formula="of:=[.F10]/SUM([.F9:.F10])" office:value-type="float" office:value="0.630693956309007" calcext:value-type="float">
            <text:p>0,63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/>
          <table:table-cell/>
          <table:table-cell table:style-name="Default"/>
          <table:table-cell table:style-name="ce11"/>
          <table:table-cell table:number-columns-repeated="1015"/>
        </table:table-row>
        <table:table-row table:style-name="ro3">
          <table:table-cell/>
          <table:table-cell table:style-name="ce1" office:value-type="string" calcext:value-type="string">
            <text:p>If year_diff ≤ QUALITY_TRESHOLD then calculate<text:span text:style-name="T1"> the ratios of group member on the group total</text:span>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And create new flows by applying the ratio on the original group flow, finally delete the original one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xp</text:p>
          </table:table-cell>
          <table:table-cell table:style-name="ce5" table:formula="of:=[.F5]*[.I9]" office:value-type="float" office:value="4651.77892633175" calcext:value-type="float">
            <text:p>4651,7789263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8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xp</text:p>
          </table:table-cell>
          <table:table-cell table:style-name="ce5" table:formula="of:=[.F5]*[.I10]" office:value-type="float" office:value="7944.22107366825" calcext:value-type="float">
            <text:p>7944,22107366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829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For each flow with a group partner for which the direct method failed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xpimp</text:p>
          </table:table-cell>
          <table:table-cell table:style-name="ce2" office:value-type="string" calcext:value-type="string">
            <text:p>flow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ate</text:p>
          </table:table-cell>
          <table:table-cell table:style-name="ce12" office:value-type="string" calcext:value-type="string">
            <text:p>In £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ndia &amp; Sri Lanka (Ceylon)</text:p>
          </table:table-cell>
          <table:table-cell office:value-type="string" calcext:value-type="string">
            <text:p>Imp</text:p>
          </table:table-cell>
          <table:table-cell table:style-name="ce5" office:value-type="float" office:value="75464" calcext:value-type="float">
            <text:p>75464</text:p>
          </table:table-cell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 table:style-name="ce13" table:formula="of:=[.F21]*[.G21]/[.H21]" office:value-type="float" office:value="2869353.6121673" calcext:value-type="float">
            <text:p>2869353,61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We look for the nearest year where we have the mirror flows of all group members </text:p>
          </table:table-cell>
          <table:table-cell table:style-name="Default" table:number-columns-repeated="3"/>
          <table:table-cell/>
          <table:table-cell table:style-name="Default"/>
          <table:table-cell table:style-name="ce7"/>
          <table:table-cell/>
          <table:table-cell table:style-name="ce7" office:value-type="string" calcext:value-type="string">
            <text:p>ratios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Exp</text:p>
          </table:table-cell>
          <table:table-cell table:style-name="ce2" office:value-type="float" office:value="29186351" calcext:value-type="float">
            <text:p>29186351</text:p>
          </table:table-cell>
          <table:table-cell office:value-type="float" office:value="1" calcext:value-type="float">
            <text:p>1</text:p>
          </table:table-cell>
          <table:table-cell office:value-type="float" office:value="15.045" calcext:value-type="float">
            <text:p>15,045</text:p>
          </table:table-cell>
          <table:table-cell table:style-name="ce13" table:formula="of:=[.F25]*[.G25]/[.H25]" office:value-type="float" office:value="1939936.92256564" calcext:value-type="float">
            <text:p>1939936,92</text:p>
          </table:table-cell>
          <table:table-cell table:style-name="ce14" table:formula="of:=([.F25]*[.G25]/[.H25])/SUM([.F25]*[.G25]/[.H25];[.F26])" office:value-type="float" office:value="0.987702198649517" calcext:value-type="float">
            <text:p>0,9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Sri Lanka (Ceylon)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Exp</text:p>
          </table:table-cell>
          <table:table-cell table:style-name="ce2" office:value-type="float" office:value="24154" calcext:value-type="float">
            <text:p>241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F26]*[.G26]/[.H26]" office:value-type="float" office:value="24154" calcext:value-type="float">
            <text:p>24154</text:p>
          </table:table-cell>
          <table:table-cell table:style-name="ce15" table:formula="of:=[.F26]/SUM([.I25:.I26])" office:value-type="float" office:value="0.0122978013504835" calcext:value-type="float">
            <text:p>0,01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1" office:value-type="string" calcext:value-type="string">
            <text:p>If year_diff ≤ QUALITY_TRESHOLD then calculate<text:span text:style-name="T1"> the ratios of group member on the group total</text:span></text:p>
          </table:table-cell>
          <table:table-cell table:style-name="ce1" table:number-columns-repeated="5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And create new flows by applying the ratio on the original group flow, finally delete the original one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ce4"/>
          <table:table-cell table:style-name="Default" table:number-columns-repeated="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mp</text:p>
          </table:table-cell>
          <table:table-cell table:style-name="ce6" table:formula="of:=[.F21]*[.J25]" office:value-type="float" office:value="74535.9587188871" calcext:value-type="float">
            <text:p>74535,95872</text:p>
          </table:table-cell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 table:style-name="ce2" office:value-type="string" calcext:value-type="string">
            <text:p>Mirror discrepency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Sri Lanka (Ceylon)</text:p>
          </table:table-cell>
          <table:table-cell office:value-type="string" calcext:value-type="string">
            <text:p>Imp</text:p>
          </table:table-cell>
          <table:table-cell table:style-name="ce6" table:formula="of:=[.F21]*[.J26]" office:value-type="float" office:value="928.041281112884" calcext:value-type="float">
            <text:p>928,04128</text:p>
          </table:table-cell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 table:style-name="ce2" table:formula="of:=([.I21]-SUM([.I25:.I26]))/[.I21]" office:value-type="float" office:value="0.315493596105743" calcext:value-type="float">
            <text:p>0,315493596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0:35:17.305660199</meta:creation-date>
    <dc:date>2018-10-09T12:39:27.041713780</dc:date>
    <meta:editing-duration>PT8M18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